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8.67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worldedi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3" table:default-cell-style-name="ce7"/>
        <table:table-column table:style-name="co2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Package 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buk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bukkit.util</text:p>
          </table:table-cell>
          <table:table-cell office:value-type="float" office:value="0.1111" calcext:value-type="float">
            <text:p>0,11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6364" calcext:value-type="float">
            <text:p>0,6364</text:p>
          </table:table-cell>
          <table:table-cell office:value-type="float" office:value="0.2525" calcext:value-type="float">
            <text:p>0,2525</text:p>
          </table:table-cell>
        </table:table-row>
        <table:table-row table:style-name="ro1">
          <table:table-cell office:value-type="string" calcext:value-type="string">
            <text:p>com.sk89q.jnbt</text:p>
          </table:table-cell>
          <table:table-cell office:value-type="float" office:value="0.0455" calcext:value-type="float">
            <text:p>0,045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0769" calcext:value-type="float">
            <text:p>0,0769</text:p>
          </table:table-cell>
          <table:table-cell office:value-type="float" office:value="0.8776" calcext:value-type="float">
            <text:p>0,8776</text:p>
          </table:table-cell>
        </table:table-row>
        <table:table-row table:style-name="ro1">
          <table:table-cell office:value-type="string" calcext:value-type="string">
            <text:p>com.sk89q.minecraf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minecraft.ut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minecraft.util.commands</text:p>
          </table:table-cell>
          <table:table-cell office:value-type="float" office:value="0.4118" calcext:value-type="float">
            <text:p>0,41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75" calcext:value-type="float">
            <text:p>0,375</text:p>
          </table:table-cell>
          <table:table-cell office:value-type="float" office:value="0.2132" calcext:value-type="float">
            <text:p>0,2132</text:p>
          </table:table-cell>
        </table:table-row>
        <table:table-row table:style-name="ro1">
          <table:table-cell office:value-type="string" calcext:value-type="string">
            <text:p>com.sk89q.uti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util.yam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1333" calcext:value-type="float">
            <text:p>0,1333</text:p>
          </table:table-cell>
          <table:table-cell office:value-type="float" office:value="0.8667" calcext:value-type="float">
            <text:p>0,8667</text:p>
          </table:table-cell>
        </table:table-row>
        <table:table-row table:style-name="ro1">
          <table:table-cell office:value-type="string" calcext:value-type="string">
            <text:p>com.sk89q.wepif</text:p>
          </table:table-cell>
          <table:table-cell office:value-type="float" office:value="0.1333" calcext:value-type="float">
            <text:p>0,133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7647" calcext:value-type="float">
            <text:p>0,7647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 office:value-type="string" calcext:value-type="string">
            <text:p>com.sk89q.worldedit</text:p>
          </table:table-cell>
          <table:table-cell office:value-type="float" office:value="0.08" calcext:value-type="float">
            <text:p>0,08</text:p>
          </table:table-cell>
          <table:table-cell office:value-type="float" office:value="320" calcext:value-type="float">
            <text:p>320</text:p>
          </table:table-cell>
          <table:table-cell office:value-type="float" office:value="107" calcext:value-type="float">
            <text:p>107</text:p>
          </table:table-cell>
          <table:table-cell office:value-type="float" office:value="0.2506" calcext:value-type="float">
            <text:p>0,2506</text:p>
          </table:table-cell>
          <table:table-cell office:value-type="float" office:value="0.6694" calcext:value-type="float">
            <text:p>0,6694</text:p>
          </table:table-cell>
        </table:table-row>
        <table:table-row table:style-name="ro1">
          <table:table-cell office:value-type="string" calcext:value-type="string">
            <text:p>com.sk89q.worldedit.blocks</text:p>
          </table:table-cell>
          <table:table-cell office:value-type="float" office:value="0.125" calcext:value-type="float">
            <text:p>0,125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0.3816" calcext:value-type="float">
            <text:p>0,3816</text:p>
          </table:table-cell>
          <table:table-cell office:value-type="float" office:value="0.4934" calcext:value-type="float">
            <text:p>0,4934</text:p>
          </table:table-cell>
        </table:table-row>
        <table:table-row table:style-name="ro1">
          <table:table-cell office:value-type="string" calcext:value-type="string">
            <text:p>com.sk89q.worldedit.bukki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0698" calcext:value-type="float">
            <text:p>0,0698</text:p>
          </table:table-cell>
        </table:table-row>
        <table:table-row table:style-name="ro1">
          <table:table-cell office:value-type="string" calcext:value-type="string">
            <text:p>com.sk89q.worldedit.bukkit.adapter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com.sk89q.worldedit.bukkit.adapter.imp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worldedit.bukkit.adapter.impl.v1_20_R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om.sk89q.worldedit.bukkit.adapter.impl.v1_20_R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om.sk89q.worldedit.bukkit.adapter.impl.v1_20_R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om.sk89q.worldedit.bukkit.adapter.impl.v1_21</text:p>
          </table:table-cell>
          <table:table-cell office:value-type="float" office:value="0.0492" calcext:value-type="float">
            <text:p>0,049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492" calcext:value-type="float">
            <text:p>0,0492</text:p>
          </table:table-cell>
        </table:table-row>
        <table:table-row table:style-name="ro1">
          <table:table-cell office:value-type="string" calcext:value-type="string">
            <text:p>com.sk89q.worldedit.cli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9636" calcext:value-type="float">
            <text:p>0,9636</text:p>
          </table:table-cell>
          <table:table-cell office:value-type="float" office:value="0.0636" calcext:value-type="float">
            <text:p>0,0636</text:p>
          </table:table-cell>
        </table:table-row>
        <table:table-row table:style-name="ro1">
          <table:table-cell office:value-type="string" calcext:value-type="string">
            <text:p>com.sk89q.worldedit.cli.da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om.sk89q.worldedit.cli.schem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9286" calcext:value-type="float">
            <text:p>0,9286</text:p>
          </table:table-cell>
          <table:table-cell office:value-type="float" office:value="0.0714" calcext:value-type="float">
            <text:p>0,0714</text:p>
          </table:table-cell>
        </table:table-row>
        <table:table-row table:style-name="ro1">
          <table:table-cell office:value-type="string" calcext:value-type="string">
            <text:p>com.sk89q.worldedit.command</text:p>
          </table:table-cell>
          <table:table-cell office:value-type="float" office:value="0.0278" calcext:value-type="float">
            <text:p>0,0278</text:p>
          </table:table-cell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0184" calcext:value-type="float">
            <text:p>0,0184</text:p>
          </table:table-cell>
        </table:table-row>
        <table:table-row table:style-name="ro1">
          <table:table-cell office:value-type="string" calcext:value-type="string">
            <text:p>com.sk89q.worldedit.command.argument</text:p>
          </table:table-cell>
          <table:table-cell office:value-type="float" office:value="0.12" calcext:value-type="float">
            <text:p>0,12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.9452" calcext:value-type="float">
            <text:p>0,9452</text:p>
          </table:table-cell>
          <table:table-cell office:value-type="float" office:value="0.0652" calcext:value-type="float">
            <text:p>0,0652</text:p>
          </table:table-cell>
        </table:table-row>
        <table:table-row table:style-name="ro1">
          <table:table-cell office:value-type="string" calcext:value-type="string">
            <text:p>com.sk89q.worldedit.command.facto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com.sk89q.worldedit.command.tool</text:p>
          </table:table-cell>
          <table:table-cell office:value-type="float" office:value="0.2381" calcext:value-type="float">
            <text:p>0,2381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0.9471" calcext:value-type="float">
            <text:p>0,9471</text:p>
          </table:table-cell>
          <table:table-cell office:value-type="float" office:value="0.1852" calcext:value-type="float">
            <text:p>0,1852</text:p>
          </table:table-cell>
        </table:table-row>
        <table:table-row table:style-name="ro1">
          <table:table-cell office:value-type="string" calcext:value-type="string">
            <text:p>com.sk89q.worldedit.command.tool.brush</text:p>
          </table:table-cell>
          <table:table-cell office:value-type="float" office:value="0.0714" calcext:value-type="float">
            <text:p>0,071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0.9643" calcext:value-type="float">
            <text:p>0,9643</text:p>
          </table:table-cell>
          <table:table-cell office:value-type="float" office:value="0.0357" calcext:value-type="float">
            <text:p>0,0357</text:p>
          </table:table-cell>
        </table:table-row>
        <table:table-row table:style-name="ro1">
          <table:table-cell office:value-type="string" calcext:value-type="string">
            <text:p>com.sk89q.worldedit.command.util</text:p>
          </table:table-cell>
          <table:table-cell office:value-type="float" office:value="0.2105" calcext:value-type="float">
            <text:p>0,210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office:value-type="float" office:value="0.3895" calcext:value-type="float">
            <text:p>0,3895</text:p>
          </table:table-cell>
        </table:table-row>
        <table:table-row table:style-name="ro1">
          <table:table-cell office:value-type="string" calcext:value-type="string">
            <text:p>com.sk89q.worldedit.entity</text:p>
          </table:table-cell>
          <table:table-cell office:value-type="float" office:value="0.6667" calcext:value-type="float">
            <text:p>0,6667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0.1288" calcext:value-type="float">
            <text:p>0,1288</text:p>
          </table:table-cell>
          <table:table-cell office:value-type="float" office:value="0.2045" calcext:value-type="float">
            <text:p>0,2045</text:p>
          </table:table-cell>
        </table:table-row>
        <table:table-row table:style-name="ro1">
          <table:table-cell office:value-type="string" calcext:value-type="string">
            <text:p>com.sk89q.worldedit.entity.metada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.sk89q.worldedit.even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.sk89q.worldedit.event.ext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1667" calcext:value-type="float">
            <text:p>0,1667</text:p>
          </table:table-cell>
        </table:table-row>
        <table:table-row table:style-name="ro1">
          <table:table-cell office:value-type="string" calcext:value-type="string">
            <text:p>com.sk89q.worldedit.event.platform</text:p>
          </table:table-cell>
          <table:table-cell office:value-type="float" office:value="0.0769" calcext:value-type="float">
            <text:p>0,076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5714" calcext:value-type="float">
            <text:p>0,5714</text:p>
          </table:table-cell>
          <table:table-cell office:value-type="float" office:value="0.3516" calcext:value-type="float">
            <text:p>0,3516</text:p>
          </table:table-cell>
        </table:table-row>
        <table:table-row table:style-name="ro1">
          <table:table-cell office:value-type="string" calcext:value-type="string">
            <text:p>com.sk89q.worldedit.exten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worldedit.extension.facto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,7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com.sk89q.worldedit.extension.factory.par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9412" calcext:value-type="float">
            <text:p>0,9412</text:p>
          </table:table-cell>
          <table:table-cell office:value-type="float" office:value="0.0588" calcext:value-type="float">
            <text:p>0,0588</text:p>
          </table:table-cell>
        </table:table-row>
        <table:table-row table:style-name="ro1">
          <table:table-cell office:value-type="string" calcext:value-type="string">
            <text:p>com.sk89q.worldedit.extension.factory.parser.m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33" calcext:value-type="float">
            <text:p>0,0133</text:p>
          </table:table-cell>
        </table:table-row>
        <table:table-row table:style-name="ro1">
          <table:table-cell office:value-type="string" calcext:value-type="string">
            <text:p>com.sk89q.worldedit.extension.factory.parser.patte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string" calcext:value-type="string">
            <text:p>com.sk89q.worldedit.extension.input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0.875" calcext:value-type="float">
            <text:p>0,875</text:p>
          </table:table-cell>
        </table:table-row>
        <table:table-row table:style-name="ro1">
          <table:table-cell office:value-type="string" calcext:value-type="string">
            <text:p>com.sk89q.worldedit.extension.platform</text:p>
          </table:table-cell>
          <table:table-cell office:value-type="float" office:value="0.5625" calcext:value-type="float">
            <text:p>0,562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0.3208" calcext:value-type="float">
            <text:p>0,3208</text:p>
          </table:table-cell>
          <table:table-cell office:value-type="float" office:value="0.1167" calcext:value-type="float">
            <text:p>0,1167</text:p>
          </table:table-cell>
        </table:table-row>
        <table:table-row table:style-name="ro1">
          <table:table-cell office:value-type="string" calcext:value-type="string">
            <text:p>com.sk89q.worldedit.extension.platform.permi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om.sk89q.worldedit.extent</text:p>
          </table:table-cell>
          <table:table-cell office:value-type="float" office:value="0.4545" calcext:value-type="float">
            <text:p>0,4545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0.3491" calcext:value-type="float">
            <text:p>0,3491</text:p>
          </table:table-cell>
          <table:table-cell office:value-type="float" office:value="0.1963" calcext:value-type="float">
            <text:p>0,1963</text:p>
          </table:table-cell>
        </table:table-row>
        <table:table-row table:style-name="ro1">
          <table:table-cell office:value-type="string" calcext:value-type="string">
            <text:p>com.sk89q.worldedit.extent.buff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,875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string" calcext:value-type="string">
            <text:p>com.sk89q.worldedit.extent.buffer.inter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1429" calcext:value-type="float">
            <text:p>0,1429</text:p>
          </table:table-cell>
        </table:table-row>
        <table:table-row table:style-name="ro1">
          <table:table-cell office:value-type="string" calcext:value-type="string">
            <text:p>com.sk89q.worldedit.extent.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1429" calcext:value-type="float">
            <text:p>0,1429</text:p>
          </table:table-cell>
        </table:table-row>
        <table:table-row table:style-name="ro1">
          <table:table-cell office:value-type="string" calcext:value-type="string">
            <text:p>com.sk89q.worldedit.extent.clipboard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0.4524" calcext:value-type="float">
            <text:p>0,4524</text:p>
          </table:table-cell>
          <table:table-cell office:value-type="float" office:value="0.0476" calcext:value-type="float">
            <text:p>0,0476</text:p>
          </table:table-cell>
        </table:table-row>
        <table:table-row table:style-name="ro1">
          <table:table-cell office:value-type="string" calcext:value-type="string">
            <text:p>com.sk89q.worldedit.extent.clipboard.io</text:p>
          </table:table-cell>
          <table:table-cell office:value-type="float" office:value="0.4" calcext:value-type="float">
            <text:p>0,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.617" calcext:value-type="float">
            <text:p>0,617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com.sk89q.worldedit.extent.clipboard.io.legacycompat</text:p>
          </table:table-cell>
          <table:table-cell office:value-type="float" office:value="0.2222" calcext:value-type="float">
            <text:p>0,222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9714" calcext:value-type="float">
            <text:p>0,9714</text:p>
          </table:table-cell>
          <table:table-cell office:value-type="float" office:value="0.1937" calcext:value-type="float">
            <text:p>0,1937</text:p>
          </table:table-cell>
        </table:table-row>
        <table:table-row table:style-name="ro1">
          <table:table-cell office:value-type="string" calcext:value-type="string">
            <text:p>com.sk89q.worldedit.extent.clipboard.io.share</text:p>
          </table:table-cell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667" calcext:value-type="float">
            <text:p>0,6667</text:p>
          </table:table-cell>
          <table:table-cell office:value-type="float" office:value="0.0667" calcext:value-type="float">
            <text:p>0,0667</text:p>
          </table:table-cell>
        </table:table-row>
        <table:table-row table:style-name="ro1">
          <table:table-cell office:value-type="string" calcext:value-type="string">
            <text:p>com.sk89q.worldedit.extent.clipboard.io.spon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.9595" calcext:value-type="float">
            <text:p>0,9595</text:p>
          </table:table-cell>
          <table:table-cell office:value-type="float" office:value="0.0405" calcext:value-type="float">
            <text:p>0,0405</text:p>
          </table:table-cell>
        </table:table-row>
        <table:table-row table:style-name="ro1">
          <table:table-cell office:value-type="string" calcext:value-type="string">
            <text:p>com.sk89q.worldedit.extent.inventory</text:p>
          </table:table-cell>
          <table:table-cell office:value-type="float" office:value="0.1667" calcext:value-type="float">
            <text:p>0,166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523" calcext:value-type="float">
            <text:p>0,523</text:p>
          </table:table-cell>
        </table:table-row>
        <table:table-row table:style-name="ro1">
          <table:table-cell office:value-type="string" calcext:value-type="string">
            <text:p>com.sk89q.worldedit.extent.reorder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412" calcext:value-type="float">
            <text:p>0,9412</text:p>
          </table:table-cell>
          <table:table-cell office:value-type="float" office:value="0.1912" calcext:value-type="float">
            <text:p>0,1912</text:p>
          </table:table-cell>
        </table:table-row>
        <table:table-row table:style-name="ro1">
          <table:table-cell office:value-type="string" calcext:value-type="string">
            <text:p>com.sk89q.worldedit.extent.transfo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com.sk89q.worldedit.extent.valid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091" calcext:value-type="float">
            <text:p>0,9091</text:p>
          </table:table-cell>
          <table:table-cell office:value-type="float" office:value="0.0909" calcext:value-type="float">
            <text:p>0,0909</text:p>
          </table:table-cell>
        </table:table-row>
        <table:table-row table:style-name="ro1">
          <table:table-cell office:value-type="string" calcext:value-type="string">
            <text:p>com.sk89q.worldedit.extent.worl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1136" calcext:value-type="float">
            <text:p>0,1136</text:p>
          </table:table-cell>
        </table:table-row>
        <table:table-row table:style-name="ro1">
          <table:table-cell office:value-type="string" calcext:value-type="string">
            <text:p>com.sk89q.worldedit.fabric</text:p>
          </table:table-cell>
          <table:table-cell office:value-type="float" office:value="0.0513" calcext:value-type="float">
            <text:p>0,0513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.9483" calcext:value-type="float">
            <text:p>0,9483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com.sk89q.worldedit.fabric.internal</text:p>
          </table:table-cell>
          <table:table-cell office:value-type="float" office:value="0.2222" calcext:value-type="float">
            <text:p>0,22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7714" calcext:value-type="float">
            <text:p>0,7714</text:p>
          </table:table-cell>
          <table:table-cell office:value-type="float" office:value="0.0063" calcext:value-type="float">
            <text:p>0,0063</text:p>
          </table:table-cell>
        </table:table-row>
        <table:table-row table:style-name="ro1">
          <table:table-cell office:value-type="string" calcext:value-type="string">
            <text:p>com.sk89q.worldedit.fabric.mixin</text:p>
          </table:table-cell>
          <table:table-cell office:value-type="float" office:value="0.6667" calcext:value-type="float">
            <text:p>0,66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,6667</text:p>
          </table:table-cell>
        </table:table-row>
        <table:table-row table:style-name="ro1">
          <table:table-cell office:value-type="string" calcext:value-type="string">
            <text:p>com.sk89q.worldedit.fabric.n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worldedit.fabric.net.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om.sk89q.worldedit.function</text:p>
          </table:table-cell>
          <table:table-cell office:value-type="float" office:value="0.4545" calcext:value-type="float">
            <text:p>0,454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0.3733" calcext:value-type="float">
            <text:p>0,3733</text:p>
          </table:table-cell>
          <table:table-cell office:value-type="float" office:value="0.1721" calcext:value-type="float">
            <text:p>0,1721</text:p>
          </table:table-cell>
        </table:table-row>
        <table:table-row table:style-name="ro1">
          <table:table-cell office:value-type="string" calcext:value-type="string">
            <text:p>com.sk89q.worldedit.function.bi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com.sk89q.worldedit.function.bloc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.84" calcext:value-type="float">
            <text:p>0,8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com.sk89q.worldedit.function.ent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231" calcext:value-type="float">
            <text:p>0,9231</text:p>
          </table:table-cell>
          <table:table-cell office:value-type="float" office:value="0.0769" calcext:value-type="float">
            <text:p>0,0769</text:p>
          </table:table-cell>
        </table:table-row>
        <table:table-row table:style-name="ro1">
          <table:table-cell office:value-type="string" calcext:value-type="string">
            <text:p>com.sk89q.worldedit.function.facto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9348" calcext:value-type="float">
            <text:p>0,9348</text:p>
          </table:table-cell>
          <table:table-cell office:value-type="float" office:value="0.0652" calcext:value-type="float">
            <text:p>0,0652</text:p>
          </table:table-cell>
        </table:table-row>
        <table:table-row table:style-name="ro1">
          <table:table-cell office:value-type="string" calcext:value-type="string">
            <text:p>com.sk89q.worldedit.function.generato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8519" calcext:value-type="float">
            <text:p>0,8519</text:p>
          </table:table-cell>
          <table:table-cell office:value-type="float" office:value="0.1481" calcext:value-type="float">
            <text:p>0,1481</text:p>
          </table:table-cell>
        </table:table-row>
        <table:table-row table:style-name="ro1">
          <table:table-cell office:value-type="string" calcext:value-type="string">
            <text:p>com.sk89q.worldedit.function.mask</text:p>
          </table:table-cell>
          <table:table-cell office:value-type="float" office:value="0.1316" calcext:value-type="float">
            <text:p>0,131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0.5116" calcext:value-type="float">
            <text:p>0,5116</text:p>
          </table:table-cell>
          <table:table-cell office:value-type="float" office:value="0.3568" calcext:value-type="float">
            <text:p>0,3568</text:p>
          </table:table-cell>
        </table:table-row>
        <table:table-row table:style-name="ro1">
          <table:table-cell office:value-type="string" calcext:value-type="string">
            <text:p>com.sk89q.worldedit.function.operation</text:p>
          </table:table-cell>
          <table:table-cell office:value-type="float" office:value="0.1" calcext:value-type="float">
            <text:p>0,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.4688" calcext:value-type="float">
            <text:p>0,4688</text:p>
          </table:table-cell>
          <table:table-cell office:value-type="float" office:value="0.4313" calcext:value-type="float">
            <text:p>0,4313</text:p>
          </table:table-cell>
        </table:table-row>
        <table:table-row table:style-name="ro1">
          <table:table-cell office:value-type="string" calcext:value-type="string">
            <text:p>com.sk89q.worldedit.function.pattern</text:p>
          </table:table-cell>
          <table:table-cell office:value-type="float" office:value="0.3333" calcext:value-type="float">
            <text:p>0,3333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0.4353" calcext:value-type="float">
            <text:p>0,4353</text:p>
          </table:table-cell>
          <table:table-cell office:value-type="float" office:value="0.2314" calcext:value-type="float">
            <text:p>0,2314</text:p>
          </table:table-cell>
        </table:table-row>
        <table:table-row table:style-name="ro1">
          <table:table-cell office:value-type="string" calcext:value-type="string">
            <text:p>com.sk89q.worldedit.function.ut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1429" calcext:value-type="float">
            <text:p>0,1429</text:p>
          </table:table-cell>
        </table:table-row>
        <table:table-row table:style-name="ro1">
          <table:table-cell office:value-type="string" calcext:value-type="string">
            <text:p>com.sk89q.worldedit.function.visitor</text:p>
          </table:table-cell>
          <table:table-cell office:value-type="float" office:value="0.125" calcext:value-type="float">
            <text:p>0,12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1359" calcext:value-type="float">
            <text:p>0,1359</text:p>
          </table:table-cell>
        </table:table-row>
        <table:table-row table:style-name="ro1">
          <table:table-cell office:value-type="string" calcext:value-type="string">
            <text:p>com.sk89q.worldedit.histor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889" calcext:value-type="float">
            <text:p>0,8889</text:p>
          </table:table-cell>
        </table:table-row>
        <table:table-row table:style-name="ro1">
          <table:table-cell office:value-type="string" calcext:value-type="string">
            <text:p>com.sk89q.worldedit.history.change</text:p>
          </table:table-cell>
          <table:table-cell office:value-type="float" office:value="0.1667" calcext:value-type="float">
            <text:p>0,166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8182" calcext:value-type="float">
            <text:p>0,8182</text:p>
          </table:table-cell>
          <table:table-cell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com.sk89q.worldedit.history.changeset</text:p>
          </table:table-cell>
          <table:table-cell office:value-type="float" office:value="0.3333" calcext:value-type="float">
            <text:p>0,33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0.0667" calcext:value-type="float">
            <text:p>0,0667</text:p>
          </table:table-cell>
        </table:table-row>
        <table:table-row table:style-name="ro1">
          <table:table-cell office:value-type="string" calcext:value-type="string">
            <text:p>com.sk89q.worldedit.interna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579" calcext:value-type="float">
            <text:p>0,1579</text:p>
          </table:table-cell>
          <table:table-cell office:value-type="float" office:value="0.8421" calcext:value-type="float">
            <text:p>0,8421</text:p>
          </table:table-cell>
        </table:table-row>
        <table:table-row table:style-name="ro1">
          <table:table-cell office:value-type="string" calcext:value-type="string">
            <text:p>com.sk89q.worldedit.internal.annotati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.sk89q.worldedit.internal.anvi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455" calcext:value-type="float">
            <text:p>0,5455</text:p>
          </table:table-cell>
          <table:table-cell office:value-type="float" office:value="0.4545" calcext:value-type="float">
            <text:p>0,4545</text:p>
          </table:table-cell>
        </table:table-row>
        <table:table-row table:style-name="ro1">
          <table:table-cell office:value-type="string" calcext:value-type="string">
            <text:p>com.sk89q.worldedit.internal.block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com.sk89q.worldedit.internal.command</text:p>
          </table:table-cell>
          <table:table-cell office:value-type="float" office:value="0.2857" calcext:value-type="float">
            <text:p>0,285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48" calcext:value-type="float">
            <text:p>0,48</text:p>
          </table:table-cell>
          <table:table-cell office:value-type="float" office:value="0.2343" calcext:value-type="float">
            <text:p>0,2343</text:p>
          </table:table-cell>
        </table:table-row>
        <table:table-row table:style-name="ro1">
          <table:table-cell office:value-type="string" calcext:value-type="string">
            <text:p>com.sk89q.worldedit.internal.command.exception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4333" calcext:value-type="float">
            <text:p>0,4333</text:p>
          </table:table-cell>
        </table:table-row>
        <table:table-row table:style-name="ro1">
          <table:table-cell office:value-type="string" calcext:value-type="string">
            <text:p>com.sk89q.worldedit.internal.cui</text:p>
          </table:table-cell>
          <table:table-cell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4848" calcext:value-type="float">
            <text:p>0,4848</text:p>
          </table:table-cell>
          <table:table-cell office:value-type="float" office:value="0.3152" calcext:value-type="float">
            <text:p>0,3152</text:p>
          </table:table-cell>
        </table:table-row>
        <table:table-row table:style-name="ro1">
          <table:table-cell office:value-type="string" calcext:value-type="string">
            <text:p>com.sk89q.worldedit.internal.eve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333" calcext:value-type="float">
            <text:p>0,3333</text:p>
          </table:table-cell>
          <table:table-cell office:value-type="float" office:value="0.6667" calcext:value-type="float">
            <text:p>0,6667</text:p>
          </table:table-cell>
        </table:table-row>
        <table:table-row table:style-name="ro1">
          <table:table-cell office:value-type="string" calcext:value-type="string">
            <text:p>com.sk89q.worldedit.internal.expression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3333" calcext:value-type="float">
            <text:p>0,3333</text:p>
          </table:table-cell>
          <table:table-cell office:value-type="float" office:value="0.4167" calcext:value-type="float">
            <text:p>0,4167</text:p>
          </table:table-cell>
        </table:table-row>
        <table:table-row table:style-name="ro1">
          <table:table-cell office:value-type="string" calcext:value-type="string">
            <text:p>com.sk89q.worldedit.internal.expression.invoke</text:p>
          </table:table-cell>
          <table:table-cell office:value-type="float" office:value="0.1429" calcext:value-type="float">
            <text:p>0,14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25" calcext:value-type="float">
            <text:p>0,625</text:p>
          </table:table-cell>
          <table:table-cell office:value-type="float" office:value="0.2321" calcext:value-type="float">
            <text:p>0,2321</text:p>
          </table:table-cell>
        </table:table-row>
        <table:table-row table:style-name="ro1">
          <table:table-cell office:value-type="string" calcext:value-type="string">
            <text:p>com.sk89q.worldedit.internal.help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com.sk89q.worldedit.internal.registry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538" calcext:value-type="float">
            <text:p>0,1538</text:p>
          </table:table-cell>
        </table:table-row>
        <table:table-row table:style-name="ro1">
          <table:table-cell office:value-type="string" calcext:value-type="string">
            <text:p>com.sk89q.worldedit.internal.util</text:p>
          </table:table-cell>
          <table:table-cell office:value-type="float" office:value="0.1" calcext:value-type="float">
            <text:p>0,1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0.1977" calcext:value-type="float">
            <text:p>0,1977</text:p>
          </table:table-cell>
          <table:table-cell office:value-type="float" office:value="0.7023" calcext:value-type="float">
            <text:p>0,7023</text:p>
          </table:table-cell>
        </table:table-row>
        <table:table-row table:style-name="ro1">
          <table:table-cell office:value-type="string" calcext:value-type="string">
            <text:p>com.sk89q.worldedit.internal.wn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381" calcext:value-type="float">
            <text:p>0,2381</text:p>
          </table:table-cell>
        </table:table-row>
        <table:table-row table:style-name="ro1">
          <table:table-cell office:value-type="string" calcext:value-type="string">
            <text:p>com.sk89q.worldedit.math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worldedit.math.convolu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1875" calcext:value-type="float">
            <text:p>0,1875</text:p>
          </table:table-cell>
        </table:table-row>
        <table:table-row table:style-name="ro1">
          <table:table-cell office:value-type="string" calcext:value-type="string">
            <text:p>com.sk89q.worldedit.math.ge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om.sk89q.worldedit.math.interpolation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0571" calcext:value-type="float">
            <text:p>0,0571</text:p>
          </table:table-cell>
        </table:table-row>
        <table:table-row table:style-name="ro1">
          <table:table-cell office:value-type="string" calcext:value-type="string">
            <text:p>com.sk89q.worldedit.math.noise</text:p>
          </table:table-cell>
          <table:table-cell office:value-type="float" office:value="0.3333" calcext:value-type="float">
            <text:p>0,33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2727" calcext:value-type="float">
            <text:p>0,2727</text:p>
          </table:table-cell>
          <table:table-cell office:value-type="float" office:value="0.3939" calcext:value-type="float">
            <text:p>0,3939</text:p>
          </table:table-cell>
        </table:table-row>
        <table:table-row table:style-name="ro1">
          <table:table-cell office:value-type="string" calcext:value-type="string">
            <text:p>com.sk89q.worldedit.math.transform</text:p>
          </table:table-cell>
          <table:table-cell office:value-type="float" office:value="0.2" calcext:value-type="float">
            <text:p>0,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com.sk89q.worldedit.neoforge</text:p>
          </table:table-cell>
          <table:table-cell office:value-type="float" office:value="0.0506" calcext:value-type="float">
            <text:p>0,0506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,95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string" calcext:value-type="string">
            <text:p>com.sk89q.worldedit.neoforge.internal</text:p>
          </table:table-cell>
          <table:table-cell office:value-type="float" office:value="0.1429" calcext:value-type="float">
            <text:p>0,142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7879" calcext:value-type="float">
            <text:p>0,7879</text:p>
          </table:table-cell>
          <table:table-cell office:value-type="float" office:value="0.0693" calcext:value-type="float">
            <text:p>0,0693</text:p>
          </table:table-cell>
        </table:table-row>
        <table:table-row table:style-name="ro1">
          <table:table-cell office:value-type="string" calcext:value-type="string">
            <text:p>com.sk89q.worldedit.neoforge.mixin</text:p>
          </table:table-cell>
          <table:table-cell office:value-type="float" office:value="0.6667" calcext:value-type="float">
            <text:p>0,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,6667</text:p>
          </table:table-cell>
        </table:table-row>
        <table:table-row table:style-name="ro1">
          <table:table-cell office:value-type="string" calcext:value-type="string">
            <text:p>com.sk89q.worldedit.neoforge.n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worldedit.neoforge.net.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om.sk89q.worldedit.regions</text:p>
          </table:table-cell>
          <table:table-cell office:value-type="float" office:value="0.3333" calcext:value-type="float">
            <text:p>0,3333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0.3088" calcext:value-type="float">
            <text:p>0,3088</text:p>
          </table:table-cell>
          <table:table-cell office:value-type="float" office:value="0.3578" calcext:value-type="float">
            <text:p>0,3578</text:p>
          </table:table-cell>
        </table:table-row>
        <table:table-row table:style-name="ro1">
          <table:table-cell office:value-type="string" calcext:value-type="string">
            <text:p>com.sk89q.worldedit.regions.factory</text:p>
          </table:table-cell>
          <table:table-cell office:value-type="float" office:value="0.1667" calcext:value-type="float">
            <text:p>0,166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7059" calcext:value-type="float">
            <text:p>0,7059</text:p>
          </table:table-cell>
          <table:table-cell office:value-type="float" office:value="0.1275" calcext:value-type="float">
            <text:p>0,1275</text:p>
          </table:table-cell>
        </table:table-row>
        <table:table-row table:style-name="ro1">
          <table:table-cell office:value-type="string" calcext:value-type="string">
            <text:p>com.sk89q.worldedit.regions.iterat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667" calcext:value-type="float">
            <text:p>0,6667</text:p>
          </table:table-cell>
          <table:table-cell office:value-type="float" office:value="0.3333" calcext:value-type="float">
            <text:p>0,3333</text:p>
          </table:table-cell>
        </table:table-row>
        <table:table-row table:style-name="ro1">
          <table:table-cell office:value-type="string" calcext:value-type="string">
            <text:p>com.sk89q.worldedit.regions.polyhedr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om.sk89q.worldedit.regions.selecto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8909" calcext:value-type="float">
            <text:p>0,8909</text:p>
          </table:table-cell>
          <table:table-cell office:value-type="float" office:value="0.1091" calcext:value-type="float">
            <text:p>0,1091</text:p>
          </table:table-cell>
        </table:table-row>
        <table:table-row table:style-name="ro1">
          <table:table-cell office:value-type="string" calcext:value-type="string">
            <text:p>com.sk89q.worldedit.regions.selector.limit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om.sk89q.worldedit.regions.shape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3571" calcext:value-type="float">
            <text:p>0,3571</text:p>
          </table:table-cell>
        </table:table-row>
        <table:table-row table:style-name="ro1">
          <table:table-cell office:value-type="string" calcext:value-type="string">
            <text:p>com.sk89q.worldedit.registry</text:p>
          </table:table-cell>
          <table:table-cell office:value-type="float" office:value="0.5" calcext:value-type="float">
            <text:p>0,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.0517" calcext:value-type="float">
            <text:p>0,0517</text:p>
          </table:table-cell>
          <table:table-cell office:value-type="float" office:value="0.4483" calcext:value-type="float">
            <text:p>0,4483</text:p>
          </table:table-cell>
        </table:table-row>
        <table:table-row table:style-name="ro1">
          <table:table-cell office:value-type="string" calcext:value-type="string">
            <text:p>com.sk89q.worldedit.registry.state</text:p>
          </table:table-cell>
          <table:table-cell office:value-type="float" office:value="0.3333" calcext:value-type="float">
            <text:p>0,333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6444" calcext:value-type="float">
            <text:p>0,6444</text:p>
          </table:table-cell>
        </table:table-row>
        <table:table-row table:style-name="ro1">
          <table:table-cell office:value-type="string" calcext:value-type="string">
            <text:p>com.sk89q.worldedit.scripting</text:p>
          </table:table-cell>
          <table:table-cell office:value-type="float" office:value="0.2857" calcext:value-type="float">
            <text:p>0,285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412" calcext:value-type="float">
            <text:p>0,9412</text:p>
          </table:table-cell>
          <table:table-cell office:value-type="float" office:value="0.2269" calcext:value-type="float">
            <text:p>0,2269</text:p>
          </table:table-cell>
        </table:table-row>
        <table:table-row table:style-name="ro1">
          <table:table-cell office:value-type="string" calcext:value-type="string">
            <text:p>com.sk89q.worldedit.session</text:p>
          </table:table-cell>
          <table:table-cell office:value-type="float" office:value="0.2727" calcext:value-type="float">
            <text:p>0,272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0.427" calcext:value-type="float">
            <text:p>0,427</text:p>
          </table:table-cell>
          <table:table-cell office:value-type="float" office:value="0.3003" calcext:value-type="float">
            <text:p>0,3003</text:p>
          </table:table-cell>
        </table:table-row>
        <table:table-row table:style-name="ro1">
          <table:table-cell office:value-type="string" calcext:value-type="string">
            <text:p>com.sk89q.worldedit.session.reques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6522" calcext:value-type="float">
            <text:p>0,6522</text:p>
          </table:table-cell>
          <table:table-cell office:value-type="float" office:value="0.3478" calcext:value-type="float">
            <text:p>0,3478</text:p>
          </table:table-cell>
        </table:table-row>
        <table:table-row table:style-name="ro1">
          <table:table-cell office:value-type="string" calcext:value-type="string">
            <text:p>com.sk89q.worldedit.session.storage</text:p>
          </table:table-cell>
          <table:table-cell office:value-type="float" office:value="0.3333" calcext:value-type="float">
            <text:p>0,33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1667" calcext:value-type="float">
            <text:p>0,1667</text:p>
          </table:table-cell>
        </table:table-row>
        <table:table-row table:style-name="ro1">
          <table:table-cell office:value-type="string" calcext:value-type="string">
            <text:p>com.sk89q.worldedit.sponge</text:p>
          </table:table-cell>
          <table:table-cell office:value-type="float" office:value="0.0385" calcext:value-type="float">
            <text:p>0,0385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0206" calcext:value-type="float">
            <text:p>0,0206</text:p>
          </table:table-cell>
        </table:table-row>
        <table:table-row table:style-name="ro1">
          <table:table-cell office:value-type="string" calcext:value-type="string">
            <text:p>com.sk89q.worldedit.sponge.conf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143" calcext:value-type="float">
            <text:p>0,7143</text:p>
          </table:table-cell>
          <table:table-cell office:value-type="float" office:value="0.2857" calcext:value-type="float">
            <text:p>0,2857</text:p>
          </table:table-cell>
        </table:table-row>
        <table:table-row table:style-name="ro1">
          <table:table-cell office:value-type="string" calcext:value-type="string">
            <text:p>com.sk89q.worldedit.sponge.internal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om.sk89q.worldedit.util</text:p>
          </table:table-cell>
          <table:table-cell office:value-type="float" office:value="0.0909" calcext:value-type="float">
            <text:p>0,0909</text:p>
          </table:table-cell>
          <table:table-cell office:value-type="float" office:value="175" calcext:value-type="float">
            <text:p>175</text:p>
          </table:table-cell>
          <table:table-cell office:value-type="float" office:value="26" calcext:value-type="float">
            <text:p>26</text:p>
          </table:table-cell>
          <table:table-cell office:value-type="float" office:value="0.1294" calcext:value-type="float">
            <text:p>0,1294</text:p>
          </table:table-cell>
          <table:table-cell office:value-type="float" office:value="0.7797" calcext:value-type="float">
            <text:p>0,7797</text:p>
          </table:table-cell>
        </table:table-row>
        <table:table-row table:style-name="ro1">
          <table:table-cell office:value-type="string" calcext:value-type="string">
            <text:p>com.sk89q.worldedit.util.asset</text:p>
          </table:table-cell>
          <table:table-cell office:value-type="float" office:value="0.25" calcext:value-type="float">
            <text:p>0,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om.sk89q.worldedit.util.asset.hold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worldedit.util.auth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4722" calcext:value-type="float">
            <text:p>0,4722</text:p>
          </table:table-cell>
        </table:table-row>
        <table:table-row table:style-name="ro1">
          <table:table-cell office:value-type="string" calcext:value-type="string">
            <text:p>com.sk89q.worldedit.util.collection</text:p>
          </table:table-cell>
          <table:table-cell office:value-type="float" office:value="0.0769" calcext:value-type="float">
            <text:p>0,07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4815" calcext:value-type="float">
            <text:p>0,4815</text:p>
          </table:table-cell>
          <table:table-cell office:value-type="float" office:value="0.4416" calcext:value-type="float">
            <text:p>0,4416</text:p>
          </table:table-cell>
        </table:table-row>
        <table:table-row table:style-name="ro1">
          <table:table-cell office:value-type="string" calcext:value-type="string">
            <text:p>com.sk89q.worldedit.util.concurrency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worldedit.util.eventbus</text:p>
          </table:table-cell>
          <table:table-cell office:value-type="float" office:value="0.3333" calcext:value-type="float">
            <text:p>0,33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,0556</text:p>
          </table:table-cell>
          <table:table-cell office:value-type="float" office:value="0.6111" calcext:value-type="float">
            <text:p>0,6111</text:p>
          </table:table-cell>
        </table:table-row>
        <table:table-row table:style-name="ro1">
          <table:table-cell office:value-type="string" calcext:value-type="string">
            <text:p>com.sk89q.worldedit.util.formatti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1176" calcext:value-type="float">
            <text:p>0,1176</text:p>
          </table:table-cell>
          <table:table-cell office:value-type="float" office:value="0.8824" calcext:value-type="float">
            <text:p>0,8824</text:p>
          </table:table-cell>
        </table:table-row>
        <table:table-row table:style-name="ro1">
          <table:table-cell office:value-type="string" calcext:value-type="string">
            <text:p>com.sk89q.worldedit.util.formatting.component</text:p>
          </table:table-cell>
          <table:table-cell office:value-type="float" office:value="0.0714" calcext:value-type="float">
            <text:p>0,07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.2333" calcext:value-type="float">
            <text:p>0,2333</text:p>
          </table:table-cell>
          <table:table-cell office:value-type="float" office:value="0.6952" calcext:value-type="float">
            <text:p>0,6952</text:p>
          </table:table-cell>
        </table:table-row>
        <table:table-row table:style-name="ro1">
          <table:table-cell office:value-type="string" calcext:value-type="string">
            <text:p>com.sk89q.worldedit.util.function</text:p>
          </table:table-cell>
          <table:table-cell office:value-type="float" office:value="0.6667" calcext:value-type="float">
            <text:p>0,66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,3333</text:p>
          </table:table-cell>
        </table:table-row>
        <table:table-row table:style-name="ro1">
          <table:table-cell office:value-type="string" calcext:value-type="string">
            <text:p>com.sk89q.worldedit.util.gs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75" calcext:value-type="float">
            <text:p>0,375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string" calcext:value-type="string">
            <text:p>com.sk89q.worldedit.util.io</text:p>
          </table:table-cell>
          <table:table-cell office:value-type="float" office:value="0.2857" calcext:value-type="float">
            <text:p>0,285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6032" calcext:value-type="float">
            <text:p>0,6032</text:p>
          </table:table-cell>
        </table:table-row>
        <table:table-row table:style-name="ro1">
          <table:table-cell office:value-type="string" calcext:value-type="string">
            <text:p>com.sk89q.worldedit.util.io.file</text:p>
          </table:table-cell>
          <table:table-cell office:value-type="float" office:value="0.1667" calcext:value-type="float">
            <text:p>0,166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588" calcext:value-type="float">
            <text:p>0,0588</text:p>
          </table:table-cell>
          <table:table-cell office:value-type="float" office:value="0.7745" calcext:value-type="float">
            <text:p>0,7745</text:p>
          </table:table-cell>
        </table:table-row>
        <table:table-row table:style-name="ro1">
          <table:table-cell office:value-type="string" calcext:value-type="string">
            <text:p>com.sk89q.worldedit.util.lifecycle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com.sk89q.worldedit.util.logg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k89q.worldedit.util.n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67" calcext:value-type="float">
            <text:p>0,6667</text:p>
          </table:table-cell>
          <table:table-cell office:value-type="float" office:value="0.3333" calcext:value-type="float">
            <text:p>0,3333</text:p>
          </table:table-cell>
        </table:table-row>
        <table:table-row table:style-name="ro1">
          <table:table-cell office:value-type="string" calcext:value-type="string">
            <text:p>com.sk89q.worldedit.util.paste</text:p>
          </table:table-cell>
          <table:table-cell office:value-type="float" office:value="0.1429" calcext:value-type="float">
            <text:p>0,14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667" calcext:value-type="float">
            <text:p>0,6667</text:p>
          </table:table-cell>
          <table:table-cell office:value-type="float" office:value="0.1905" calcext:value-type="float">
            <text:p>0,1905</text:p>
          </table:table-cell>
        </table:table-row>
        <table:table-row table:style-name="ro1">
          <table:table-cell office:value-type="string" calcext:value-type="string">
            <text:p>com.sk89q.worldedit.util.report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67" calcext:value-type="float">
            <text:p>0,6667</text:p>
          </table:table-cell>
          <table:table-cell office:value-type="float" office:value="0.1333" calcext:value-type="float">
            <text:p>0,1333</text:p>
          </table:table-cell>
        </table:table-row>
        <table:table-row table:style-name="ro1">
          <table:table-cell office:value-type="string" calcext:value-type="string">
            <text:p>com.sk89q.worldedit.util.task</text:p>
          </table:table-cell>
          <table:table-cell office:value-type="float" office:value="0.4286" calcext:value-type="float">
            <text:p>0,42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333" calcext:value-type="float">
            <text:p>0,3333</text:p>
          </table:table-cell>
          <table:table-cell office:value-type="float" office:value="0.2381" calcext:value-type="float">
            <text:p>0,2381</text:p>
          </table:table-cell>
        </table:table-row>
        <table:table-row table:style-name="ro1">
          <table:table-cell office:value-type="string" calcext:value-type="string">
            <text:p>com.sk89q.worldedit.util.task.progress</text:p>
          </table:table-cell>
          <table:table-cell office:value-type="float" office:value="0.6667" calcext:value-type="float">
            <text:p>0,66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,3333</text:p>
          </table:table-cell>
        </table:table-row>
        <table:table-row table:style-name="ro1">
          <table:table-cell office:value-type="string" calcext:value-type="string">
            <text:p>com.sk89q.worldedit.util.time</text:p>
          </table:table-cell>
          <table:table-cell office:value-type="float" office:value="0.3333" calcext:value-type="float">
            <text:p>0,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667" calcext:value-type="float">
            <text:p>0,1667</text:p>
          </table:table-cell>
        </table:table-row>
        <table:table-row table:style-name="ro1">
          <table:table-cell office:value-type="string" calcext:value-type="string">
            <text:p>com.sk89q.worldedit.util.translati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com.sk89q.worldedit.world</text:p>
          </table:table-cell>
          <table:table-cell office:value-type="float" office:value="0.5" calcext:value-type="float">
            <text:p>0,5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com.sk89q.worldedit.world.biome</text:p>
          </table:table-cell>
          <table:table-cell office:value-type="float" office:value="0.1429" calcext:value-type="float">
            <text:p>0,1429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1389" calcext:value-type="float">
            <text:p>0,1389</text:p>
          </table:table-cell>
          <table:table-cell office:value-type="float" office:value="0.7183" calcext:value-type="float">
            <text:p>0,7183</text:p>
          </table:table-cell>
        </table:table-row>
        <table:table-row table:style-name="ro1">
          <table:table-cell office:value-type="string" calcext:value-type="string">
            <text:p>com.sk89q.worldedit.world.block</text:p>
          </table:table-cell>
          <table:table-cell office:value-type="float" office:value="0.1111" calcext:value-type="float">
            <text:p>0,1111</text:p>
          </table:table-cell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office:value-type="float" office:value="0.1384" calcext:value-type="float">
            <text:p>0,1384</text:p>
          </table:table-cell>
          <table:table-cell office:value-type="float" office:value="0.7505" calcext:value-type="float">
            <text:p>0,7505</text:p>
          </table:table-cell>
        </table:table-row>
        <table:table-row table:style-name="ro1">
          <table:table-cell office:value-type="string" calcext:value-type="string">
            <text:p>com.sk89q.worldedit.world.chunk</text:p>
          </table:table-cell>
          <table:table-cell office:value-type="float" office:value="0.1429" calcext:value-type="float">
            <text:p>0,142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8684" calcext:value-type="float">
            <text:p>0,8684</text:p>
          </table:table-cell>
          <table:table-cell office:value-type="float" office:value="0.0113" calcext:value-type="float">
            <text:p>0,0113</text:p>
          </table:table-cell>
        </table:table-row>
        <table:table-row table:style-name="ro1">
          <table:table-cell office:value-type="string" calcext:value-type="string">
            <text:p>com.sk89q.worldedit.world.entity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9394" calcext:value-type="float">
            <text:p>0,9394</text:p>
          </table:table-cell>
        </table:table-row>
        <table:table-row table:style-name="ro1">
          <table:table-cell office:value-type="string" calcext:value-type="string">
            <text:p>com.sk89q.worldedit.world.flu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om.sk89q.worldedit.world.gamemod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1818" calcext:value-type="float">
            <text:p>0,1818</text:p>
          </table:table-cell>
          <table:table-cell office:value-type="float" office:value="0.8182" calcext:value-type="float">
            <text:p>0,8182</text:p>
          </table:table-cell>
        </table:table-row>
        <table:table-row table:style-name="ro1">
          <table:table-cell office:value-type="string" calcext:value-type="string">
            <text:p>com.sk89q.worldedit.world.generati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889" calcext:value-type="float">
            <text:p>0,8889</text:p>
          </table:table-cell>
        </table:table-row>
        <table:table-row table:style-name="ro1">
          <table:table-cell office:value-type="string" calcext:value-type="string">
            <text:p>com.sk89q.worldedit.world.item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2222" calcext:value-type="float">
            <text:p>0,2222</text:p>
          </table:table-cell>
          <table:table-cell office:value-type="float" office:value="0.7778" calcext:value-type="float">
            <text:p>0,7778</text:p>
          </table:table-cell>
        </table:table-row>
        <table:table-row table:style-name="ro1">
          <table:table-cell office:value-type="string" calcext:value-type="string">
            <text:p>com.sk89q.worldedit.world.registry</text:p>
          </table:table-cell>
          <table:table-cell office:value-type="float" office:value="0.3704" calcext:value-type="float">
            <text:p>0,3704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0.3516" calcext:value-type="float">
            <text:p>0,3516</text:p>
          </table:table-cell>
          <table:table-cell office:value-type="float" office:value="0.2781" calcext:value-type="float">
            <text:p>0,2781</text:p>
          </table:table-cell>
        </table:table-row>
        <table:table-row table:style-name="ro1">
          <table:table-cell office:value-type="string" calcext:value-type="string">
            <text:p>com.sk89q.worldedit.world.snapshot</text:p>
          </table:table-cell>
          <table:table-cell office:value-type="float" office:value="0.1429" calcext:value-type="float">
            <text:p>0,142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1696" calcext:value-type="float">
            <text:p>0,1696</text:p>
          </table:table-cell>
        </table:table-row>
        <table:table-row table:style-name="ro1">
          <table:table-cell office:value-type="string" calcext:value-type="string">
            <text:p>com.sk89q.worldedit.world.snapshot.experimental</text:p>
          </table:table-cell>
          <table:table-cell office:value-type="float" office:value="0.4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316" calcext:value-type="float">
            <text:p>0,0316</text:p>
          </table:table-cell>
        </table:table-row>
        <table:table-row table:style-name="ro1">
          <table:table-cell office:value-type="string" calcext:value-type="string">
            <text:p>com.sk89q.worldedit.world.snapshot.experimental.f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1667" calcext:value-type="float">
            <text:p>0,1667</text:p>
          </table:table-cell>
        </table:table-row>
        <table:table-row table:style-name="ro1">
          <table:table-cell office:value-type="string" calcext:value-type="string">
            <text:p>com.sk89q.worldedit.world.storage</text:p>
          </table:table-cell>
          <table:table-cell office:value-type="float" office:value="0.2353" calcext:value-type="float">
            <text:p>0,235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0.5849" calcext:value-type="float">
            <text:p>0,5849</text:p>
          </table:table-cell>
          <table:table-cell office:value-type="float" office:value="0.1798" calcext:value-type="float">
            <text:p>0,1798</text:p>
          </table:table-cell>
        </table:table-row>
        <table:table-row table:style-name="ro1">
          <table:table-cell office:value-type="string" calcext:value-type="string">
            <text:p>com.sk89q.worldedit.world.weath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1818" calcext:value-type="float">
            <text:p>0,1818</text:p>
          </table:table-cell>
          <table:table-cell office:value-type="float" office:value="0.8182" calcext:value-type="float">
            <text:p>0,8182</text:p>
          </table:table-cell>
        </table:table-row>
        <table:table-row table:style-name="ro1" table:number-rows-repeated="1048421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worldedit.C1:worldedit.C1048576">
            <calcext:color-scale>
              <calcext:color-scale-entry calcext:value="0" calcext:type="minimum" calcext:color="#77bc65"/>
              <calcext:color-scale-entry calcext:value="8" calcext:type="number" calcext:color="#ffff6d"/>
              <calcext:color-scale-entry calcext:value="0" calcext:type="maximum" calcext:color="#ff6d6d"/>
            </calcext:color-scale>
          </calcext:conditional-format>
          <calcext:conditional-format calcext:target-range-address="worldedit.D1:worldedit.D1048576">
            <calcext:color-scale>
              <calcext:color-scale-entry calcext:value="0" calcext:type="minimum" calcext:color="#77bc65"/>
              <calcext:color-scale-entry calcext:value="7" calcext:type="number" calcext:color="#ffff6d"/>
              <calcext:color-scale-entry calcext:value="0" calcext:type="maximum" calcext:color="#ff6d6d"/>
            </calcext:color-scale>
          </calcext:conditional-format>
          <calcext:conditional-format calcext:target-range-address="worldedit.E1:worldedit.E1048576">
            <calcext:color-scale>
              <calcext:color-scale-entry calcext:value="0" calcext:type="minimum" calcext:color="#dee6ef"/>
              <calcext:color-scale-entry calcext:value="0" calcext:type="maximum" calcext:color="#729fcf"/>
            </calcext:color-scale>
          </calcext:conditional-format>
          <calcext:conditional-format calcext:target-range-address="worldedit.F1:worldedit.F1048576">
            <calcext:color-scale>
              <calcext:color-scale-entry calcext:value="0" calcext:type="minimum" calcext:color="#77bc65"/>
              <calcext:color-scale-entry calcext:value="0.5" calcext:type="number" calcext:color="#ffff6d"/>
              <calcext:color-scale-entry calcext:value="0" calcext:type="maximum" calcext:color="#ff6d6d"/>
            </calcext:color-scale>
          </calcext:conditional-format>
          <calcext:conditional-format calcext:target-range-address="worldedit.B1:worldedit.B1048576">
            <calcext:color-scale>
              <calcext:color-scale-entry calcext:value="0" calcext:type="minimum" calcext:color="#77bc65"/>
              <calcext:color-scale-entry calcext:value="50" calcext:type="percentile" calcext:color="#ff6d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Lucida Sans Unicode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-00-0000</text:date>, <text:time style:data-style-name="N2" text:time-value="00:33:12.6565817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7T01:13:21.622224261</dc:date>
    <meta:editing-duration>PT46M2S</meta:editing-duration>
    <meta:editing-cycles>2</meta:editing-cycles>
    <meta:generator>LibreOffice/24.8.2.1$Linux_X86_64 LibreOffice_project/480$Build-1</meta:generator>
    <meta:document-statistic meta:table-count="1" meta:cell-count="924" meta:object-count="0"/>
  </office:meta>
</office:document-meta>
</file>